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60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60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9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3"/>
          <table:table-cell table:style-name="ce16" office:value-type="date" office:date-value="2019-10-01" calcext:value-type="date" table:number-columns-spanned="2" table:number-rows-spanned="1">
            <text:p>Oct, 2019</text:p>
          </table:table-cell>
          <table:covered-table-cell table:style-name="ce7"/>
          <table:table-cell table:style-name="ce16" office:value-type="date" office:date-value="2019-11-01" calcext:value-type="date" table:number-columns-spanned="4" table:number-rows-spanned="1">
            <text:p>Nov, 2019</text:p>
          </table:table-cell>
          <table:covered-table-cell table:number-columns-repeated="3" table:style-name="ce7"/>
        </table:table-row>
        <table:table-row table:style-name="ro1">
          <table:table-cell table:style-name="ce2" office:value-type="string" calcext:value-type="string">
            <text:p>S.No</text:p>
          </table:table-cell>
          <table:table-cell table:style-name="ce4" office:value-type="string" calcext:value-type="string">
            <text:p>R. No.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017-BS(CS)-E01</text:p>
          </table:table-cell>
          <table:table-cell table:number-columns-repeated="4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2017-BS(CS)-E07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017-BS(CS)-E08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2017-BS(CS)-E0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2017-BS(CS)-E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2017-BS(CS)-E11</text:p>
          </table:table-cell>
          <table:table-cell table:number-columns-repeated="4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2017-BS(CS)-E12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A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2017-BS(CS)-E15</text:p>
          </table:table-cell>
          <table:table-cell table:number-columns-repeated="4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A 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2017-BS(CS)-E16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ce9" office:value-type="string" calcext:value-type="string">
            <text:p>P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2017-BS(CS)-E17</text:p>
          </table:table-cell>
          <table:table-cell table:number-columns-repeated="4" office:value-type="string" calcext:value-type="string">
            <text:p>P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P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2017-BS(CS)-E22</text:p>
          </table:table-cell>
          <table:table-cell table:number-columns-repeated="4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2017-BS(CS)-E23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2017-BS(CS)-E25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2017-BS(CS)-E27</text:p>
          </table:table-cell>
          <table:table-cell table:number-columns-repeated="4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p</text:p>
          </table:table-cell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"/>
          <table:table-cell table:style-name="ce19" table:formula="of:=IF(EXACT([.C3];&quot;P&quot;);RIGHT([.$B3];2);&quot;&quot;)" office:value-type="string" office:string-value="01" calcext:value-type="string">
            <text:p>01</text:p>
          </table:table-cell>
          <table:table-cell table:style-name="ce19" table:formula="of:=IF(EXACT([.D3];&quot;P&quot;);RIGHT([.$B3];2);&quot;&quot;)" office:value-type="string" office:string-value="01" calcext:value-type="string">
            <text:p>01</text:p>
          </table:table-cell>
          <table:table-cell table:style-name="ce19" table:formula="of:=IF(EXACT([.E3];&quot;P&quot;);RIGHT([.$B3];2);&quot;&quot;)" office:value-type="string" office:string-value="01" calcext:value-type="string">
            <text:p>01</text:p>
          </table:table-cell>
          <table:table-cell table:style-name="ce19" table:formula="of:=IF(EXACT([.F3];&quot;P&quot;);RIGHT([.$B3];2);&quot;&quot;)" office:value-type="string" office:string-value="01" calcext:value-type="string">
            <text:p>0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9" table:formula="of:=IF(EXACT([.C4];&quot;P&quot;);RIGHT([.$B4];2);&quot;&quot;)" office:value-type="string" office:string-value="07" calcext:value-type="string">
            <text:p>07</text:p>
          </table:table-cell>
          <table:table-cell table:style-name="ce19" table:formula="of:=IF(EXACT([.D4];&quot;P&quot;);RIGHT([.$B4];2);&quot;&quot;)">
            <text:p/>
          </table:table-cell>
          <table:table-cell table:style-name="ce19" table:formula="of:=IF(EXACT([.E4];&quot;P&quot;);RIGHT([.$B4];2);&quot;&quot;)">
            <text:p/>
          </table:table-cell>
          <table:table-cell table:style-name="ce19" table:formula="of:=IF(EXACT([.F4];&quot;P&quot;);RIGHT([.$B4];2);&quot;&quot;)" office:value-type="string" office:string-value="07" calcext:value-type="string">
            <text:p>0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9" table:formula="of:=IF(EXACT([.C5];&quot;P&quot;);RIGHT([.$B5];2);&quot;&quot;)" office:value-type="string" office:string-value="08" calcext:value-type="string">
            <text:p>08</text:p>
          </table:table-cell>
          <table:table-cell table:style-name="ce19" table:formula="of:=IF(EXACT([.D5];&quot;P&quot;);RIGHT([.$B5];2);&quot;&quot;)" office:value-type="string" office:string-value="08" calcext:value-type="string">
            <text:p>08</text:p>
          </table:table-cell>
          <table:table-cell table:style-name="ce19" table:formula="of:=IF(EXACT([.E5];&quot;P&quot;);RIGHT([.$B5];2);&quot;&quot;)" office:value-type="string" office:string-value="08" calcext:value-type="string">
            <text:p>08</text:p>
          </table:table-cell>
          <table:table-cell table:style-name="ce19" table:formula="of:=IF(EXACT([.F5];&quot;P&quot;);RIGHT([.$B5];2);&quot;&quot;)">
            <text:p/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9" table:formula="of:=IF(EXACT([.C6];&quot;P&quot;);RIGHT([.$B6];2);&quot;&quot;)" office:value-type="string" office:string-value="09" calcext:value-type="string">
            <text:p>09</text:p>
          </table:table-cell>
          <table:table-cell table:style-name="ce19" table:formula="of:=IF(EXACT([.D6];&quot;P&quot;);RIGHT([.$B6];2);&quot;&quot;)">
            <text:p/>
          </table:table-cell>
          <table:table-cell table:style-name="ce19" table:formula="of:=IF(EXACT([.E6];&quot;P&quot;);RIGHT([.$B6];2);&quot;&quot;)" office:value-type="string" office:string-value="09" calcext:value-type="string">
            <text:p>09</text:p>
          </table:table-cell>
          <table:table-cell table:style-name="ce19" table:formula="of:=IF(EXACT([.F6];&quot;P&quot;);RIGHT([.$B6];2);&quot;&quot;)" office:value-type="string" office:string-value="09" calcext:value-type="string">
            <text:p>0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9" table:formula="of:=IF(EXACT([.C7];&quot;P&quot;);RIGHT([.$B7];2);&quot;&quot;)">
            <text:p/>
          </table:table-cell>
          <table:table-cell table:style-name="ce19" table:formula="of:=IF(EXACT([.D7];&quot;P&quot;);RIGHT([.$B7];2);&quot;&quot;)" office:value-type="string" office:string-value="10" calcext:value-type="string">
            <text:p>10</text:p>
          </table:table-cell>
          <table:table-cell table:style-name="ce19" table:formula="of:=IF(EXACT([.E7];&quot;P&quot;);RIGHT([.$B7];2);&quot;&quot;)">
            <text:p/>
          </table:table-cell>
          <table:table-cell table:style-name="ce19" table:formula="of:=IF(EXACT([.F7];&quot;P&quot;);RIGHT([.$B7];2);&quot;&quot;)" office:value-type="string" office:string-value="10" calcext:value-type="string">
            <text:p>1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9" table:formula="of:=IF(EXACT([.C8];&quot;P&quot;);RIGHT([.$B8];2);&quot;&quot;)" office:value-type="string" office:string-value="11" calcext:value-type="string">
            <text:p>11</text:p>
          </table:table-cell>
          <table:table-cell table:style-name="ce19" table:formula="of:=IF(EXACT([.D8];&quot;P&quot;);RIGHT([.$B8];2);&quot;&quot;)" office:value-type="string" office:string-value="11" calcext:value-type="string">
            <text:p>11</text:p>
          </table:table-cell>
          <table:table-cell table:style-name="ce19" table:formula="of:=IF(EXACT([.E8];&quot;P&quot;);RIGHT([.$B8];2);&quot;&quot;)" office:value-type="string" office:string-value="11" calcext:value-type="string">
            <text:p>11</text:p>
          </table:table-cell>
          <table:table-cell table:style-name="ce19" table:formula="of:=IF(EXACT([.F8];&quot;P&quot;);RIGHT([.$B8];2);&quot;&quot;)" office:value-type="string" office:string-value="11" calcext:value-type="string">
            <text:p>1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9" table:formula="of:=IF(EXACT([.C9];&quot;P&quot;);RIGHT([.$B9];2);&quot;&quot;)">
            <text:p/>
          </table:table-cell>
          <table:table-cell table:style-name="ce19" table:formula="of:=IF(EXACT([.D9];&quot;P&quot;);RIGHT([.$B9];2);&quot;&quot;)">
            <text:p/>
          </table:table-cell>
          <table:table-cell table:style-name="ce19" table:formula="of:=IF(EXACT([.E9];&quot;P&quot;);RIGHT([.$B9];2);&quot;&quot;)">
            <text:p/>
          </table:table-cell>
          <table:table-cell table:style-name="ce19" table:formula="of:=IF(EXACT([.F9];&quot;P&quot;);RIGHT([.$B9];2);&quot;&quot;)">
            <text:p/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9" table:formula="of:=IF(EXACT([.C10];&quot;P&quot;);RIGHT([.$B10];2);&quot;&quot;)">
            <text:p/>
          </table:table-cell>
          <table:table-cell table:style-name="ce19" table:formula="of:=IF(EXACT([.D10];&quot;P&quot;);RIGHT([.$B10];2);&quot;&quot;)">
            <text:p/>
          </table:table-cell>
          <table:table-cell table:style-name="ce19" table:formula="of:=IF(EXACT([.E10];&quot;P&quot;);RIGHT([.$B10];2);&quot;&quot;)">
            <text:p/>
          </table:table-cell>
          <table:table-cell table:style-name="ce19" table:formula="of:=IF(EXACT([.F10];&quot;P&quot;);RIGHT([.$B10];2);&quot;&quot;)">
            <text:p/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9" table:formula="of:=IF(EXACT([.C11];&quot;P&quot;);RIGHT([.$B11];2);&quot;&quot;)">
            <text:p/>
          </table:table-cell>
          <table:table-cell table:style-name="ce19" table:formula="of:=IF(EXACT([.D11];&quot;P&quot;);RIGHT([.$B11];2);&quot;&quot;)" office:value-type="string" office:string-value="16" calcext:value-type="string">
            <text:p>16</text:p>
          </table:table-cell>
          <table:table-cell table:style-name="ce19" table:formula="of:=IF(EXACT([.E11];&quot;P&quot;);RIGHT([.$B11];2);&quot;&quot;)" office:value-type="string" office:string-value="16" calcext:value-type="string">
            <text:p>16</text:p>
          </table:table-cell>
          <table:table-cell table:style-name="ce19" table:formula="of:=IF(EXACT([.F11];&quot;P&quot;);RIGHT([.$B11];2);&quot;&quot;)">
            <text:p/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9" table:formula="of:=IF(EXACT([.C12];&quot;P&quot;);RIGHT([.$B12];2);&quot;&quot;)" office:value-type="string" office:string-value="17" calcext:value-type="string">
            <text:p>17</text:p>
          </table:table-cell>
          <table:table-cell table:style-name="ce19" table:formula="of:=IF(EXACT([.D12];&quot;P&quot;);RIGHT([.$B12];2);&quot;&quot;)" office:value-type="string" office:string-value="17" calcext:value-type="string">
            <text:p>17</text:p>
          </table:table-cell>
          <table:table-cell table:style-name="ce19" table:formula="of:=IF(EXACT([.E12];&quot;P&quot;);RIGHT([.$B12];2);&quot;&quot;)" office:value-type="string" office:string-value="17" calcext:value-type="string">
            <text:p>17</text:p>
          </table:table-cell>
          <table:table-cell table:style-name="ce19" table:formula="of:=IF(EXACT([.F12];&quot;P&quot;);RIGHT([.$B12];2);&quot;&quot;)" office:value-type="string" office:string-value="17" calcext:value-type="string">
            <text:p>1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9" table:formula="of:=IF(EXACT([.C13];&quot;P&quot;);RIGHT([.$B13];2);&quot;&quot;)" office:value-type="string" office:string-value="22" calcext:value-type="string">
            <text:p>22</text:p>
          </table:table-cell>
          <table:table-cell table:style-name="ce19" table:formula="of:=IF(EXACT([.D13];&quot;P&quot;);RIGHT([.$B13];2);&quot;&quot;)" office:value-type="string" office:string-value="22" calcext:value-type="string">
            <text:p>22</text:p>
          </table:table-cell>
          <table:table-cell table:style-name="ce19" table:formula="of:=IF(EXACT([.E13];&quot;P&quot;);RIGHT([.$B13];2);&quot;&quot;)" office:value-type="string" office:string-value="22" calcext:value-type="string">
            <text:p>22</text:p>
          </table:table-cell>
          <table:table-cell table:style-name="ce19" table:formula="of:=IF(EXACT([.F13];&quot;P&quot;);RIGHT([.$B13];2);&quot;&quot;)" office:value-type="string" office:string-value="22" calcext:value-type="string">
            <text:p>2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9" table:formula="of:=IF(EXACT([.C14];&quot;P&quot;);RIGHT([.$B14];2);&quot;&quot;)">
            <text:p/>
          </table:table-cell>
          <table:table-cell table:style-name="ce19" table:formula="of:=IF(EXACT([.D14];&quot;P&quot;);RIGHT([.$B14];2);&quot;&quot;)">
            <text:p/>
          </table:table-cell>
          <table:table-cell table:style-name="ce19" table:formula="of:=IF(EXACT([.E14];&quot;P&quot;);RIGHT([.$B14];2);&quot;&quot;)">
            <text:p/>
          </table:table-cell>
          <table:table-cell table:style-name="ce19" table:formula="of:=IF(EXACT([.F14];&quot;P&quot;);RIGHT([.$B14];2);&quot;&quot;)" office:value-type="string" office:string-value="23" calcext:value-type="string">
            <text:p>2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9" table:formula="of:=IF(EXACT([.C15];&quot;P&quot;);RIGHT([.$B15];2);&quot;&quot;)">
            <text:p/>
          </table:table-cell>
          <table:table-cell table:style-name="ce19" table:formula="of:=IF(EXACT([.D15];&quot;P&quot;);RIGHT([.$B15];2);&quot;&quot;)" office:value-type="string" office:string-value="25" calcext:value-type="string">
            <text:p>25</text:p>
          </table:table-cell>
          <table:table-cell table:style-name="ce19" table:formula="of:=IF(EXACT([.E15];&quot;P&quot;);RIGHT([.$B15];2);&quot;&quot;)" office:value-type="string" office:string-value="25" calcext:value-type="string">
            <text:p>25</text:p>
          </table:table-cell>
          <table:table-cell table:style-name="ce19" table:formula="of:=IF(EXACT([.F15];&quot;P&quot;);RIGHT([.$B15];2);&quot;&quot;)" office:value-type="string" office:string-value="25" calcext:value-type="string">
            <text:p>2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9" table:formula="of:=IF(EXACT([.C16];&quot;P&quot;);RIGHT([.$B16];2);&quot;&quot;)" office:value-type="string" office:string-value="27" calcext:value-type="string">
            <text:p>27</text:p>
          </table:table-cell>
          <table:table-cell table:style-name="ce19" table:formula="of:=IF(EXACT([.D16];&quot;P&quot;);RIGHT([.$B16];2);&quot;&quot;)" office:value-type="string" office:string-value="27" calcext:value-type="string">
            <text:p>27</text:p>
          </table:table-cell>
          <table:table-cell table:style-name="ce19" table:formula="of:=IF(EXACT([.E16];&quot;P&quot;);RIGHT([.$B16];2);&quot;&quot;)" office:value-type="string" office:string-value="27" calcext:value-type="string">
            <text:p>27</text:p>
          </table:table-cell>
          <table:table-cell table:style-name="ce19" table:formula="of:=IF(EXACT([.F16];&quot;P&quot;);RIGHT([.$B16];2);&quot;&quot;)" office:value-type="string" office:string-value="27" calcext:value-type="string">
            <text:p>2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formula="of:=IF(EXACT([.C17];&quot;P&quot;);RIGHT([.$B17];2);&quot;&quot;)">
            <text:p/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number-columns-repeated="2"/>
          <table:table-cell table:style-name="Default" table:formula="of:=IF(EXACT([.C18];&quot;P&quot;);RIGHT([.$B18];2);&quot;&quot;)">
            <text:p/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number-columns-repeated="2"/>
          <table:table-cell table:style-name="Default" table:formula="of:=COM.MICROSOFT.TEXTJOIN(&quot;,&quot;; 1;[.C18:.C31])" office:value-type="string" office:string-value="01,07,08,09,11,17,22,27" calcext:value-type="string">
            <text:p>01,07,08,09,11,17,22,27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>
      <number:month number:textual="true"/>
      <number:text>, </number:text>
      <number:year number:style="long"/>
    </number:date-style>
    <number:number-style style:name="N16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23:34:51.036701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8:31:07.641310877</meta:creation-date>
    <dc:date>2021-05-09T00:43:19.294826897</dc:date>
    <meta:editing-duration>PT44M53S</meta:editing-duration>
    <meta:editing-cycles>4</meta:editing-cycles>
    <meta:generator>LibreOffice/6.4.7.2$Linux_X86_64 LibreOffice_project/40$Build-2</meta:generator>
    <meta:document-statistic meta:table-count="1" meta:cell-count="181" meta:object-count="0"/>
  </office:meta>
</office:document-meta>
</file>